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4pt" officeooo:rsid="000356bc" officeooo:paragraph-rsid="000356bc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0356bc" officeooo:paragraph-rsid="000356bc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356bc" officeooo:paragraph-rsid="000356b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000000" loext:opacity="100%" fo:font-size="14pt" fo:font-style="italic" officeooo:rsid="000356bc" officeooo:paragraph-rsid="000356bc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AUTORISATION – RESPONSABLE LEGAL(E)</text:p>
            <text:p text:style-name="P3"/>
            <text:p text:style-name="P1">Je sousigné(e) ………………………………………………. autorise ………………..……………… à manger les mardis midis en salle polyvalente quand il y a une réunion des éco-délégués.</text:p>
            <text:p text:style-name="P4">A noter : il faudra alors que mon enfant ramène un pique-nique ces mardis-là.</text:p>
            <text:p text:style-name="P2">Signature : <text:s text:c="15"/>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au1.A2" office:value-type="string">
            <text:p text:style-name="P3"/>
            <text:p text:style-name="P3">AUTORISATION – RESPONSABLE LEGAL(E)</text:p>
            <text:p text:style-name="P3"/>
            <text:p text:style-name="P1">Je sousigné(e) ………………………………………………. autorise ………………..……………… à manger les mardis midis en salle polyvalente quand il y a une réunion des éco-délégués.</text:p>
            <text:p text:style-name="P4">A noter : il faudra alors que mon enfant ramène un pique-nique ces mardis-là.</text:p>
            <text:p text:style-name="P2">Signature : <text:s text:c="15"/>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au1.A2" office:value-type="string">
            <text:p text:style-name="P3"/>
            <text:p text:style-name="P3">AUTORISATION – RESPONSABLE LEGAL(E)</text:p>
            <text:p text:style-name="P3"/>
            <text:p text:style-name="P1">Je sousigné(e) ………………………………………………. autorise ………………..……………… à manger les mardis midis en salle polyvalente quand il y a une réunion des éco-délégués.</text:p>
            <text:p text:style-name="P4">A noter : il faudra alors que mon enfant ramène un pique-nique ces mardis-là.</text:p>
            <text:p text:style-name="P2">Signature : <text:s text:c="15"/>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au1.A2" office:value-type="string">
            <text:p text:style-name="P3"/>
            <text:p text:style-name="P3">AUTORISATION – RESPONSABLE LEGAL(E)</text:p>
            <text:p text:style-name="P3"/>
            <text:p text:style-name="P1">Je sousigné(e) ………………………………………………. autorise ………………..……………… à manger les mardis midis en salle polyvalente quand il y a une réunion des éco-délégués.</text:p>
            <text:p text:style-name="P4">A noter : il faudra alors que mon enfant ramène un pique-nique ces mardis-là.</text:p>
            <text:p text:style-name="P2">Signature : <text:s text:c="15"/></text:p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1:11:09.652000000</meta:creation-date>
    <dc:date>2024-11-13T11:19:47.018000000</dc:date>
    <meta:editing-duration>PT8M37S</meta:editing-duration>
    <meta:editing-cycles>1</meta:editing-cycles>
    <meta:document-statistic meta:table-count="1" meta:image-count="0" meta:object-count="0" meta:page-count="2" meta:paragraph-count="16" meta:word-count="160" meta:character-count="1148" meta:non-whitespace-character-count="936"/>
    <meta:generator>LibreOffice/7.4.3.2$Windows_X86_64 LibreOffice_project/1048a8393ae2eeec98dff31b5c133c5f1d08b890</meta:generator>
  </office:meta>
</office:document-meta>
</file>